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float" office:value="0.0137728676244336" calcext:value-type="float">
            <text:p>0.0137728676</text:p>
          </table:table-cell>
          <table:table-cell office:value-type="float" office:value="0.187000100536214" calcext:value-type="float">
            <text:p>0.1870001005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0478188363383486" calcext:value-type="float">
            <text:p>0.0478188363</text:p>
          </table:table-cell>
          <table:table-cell office:value-type="float" office:value="0.184496979876647" calcext:value-type="float">
            <text:p>0.1844969799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0064085331974718" calcext:value-type="float">
            <text:p>0.0064085332</text:p>
          </table:table-cell>
          <table:table-cell office:value-type="float" office:value="0.187000100536214" calcext:value-type="float">
            <text:p>0.1870001005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0137948968338356" calcext:value-type="float">
            <text:p>0.0137948968</text:p>
          </table:table-cell>
          <table:table-cell office:value-type="float" office:value="0.184496979876647" calcext:value-type="float">
            <text:p>0.1844969799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0637728676244336" calcext:value-type="float">
            <text:p>0.0637728676</text:p>
          </table:table-cell>
          <table:table-cell office:value-type="float" office:value="0.184496979876647" calcext:value-type="float">
            <text:p>0.1844969799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0978188363383486" calcext:value-type="float">
            <text:p>0.0978188363</text:p>
          </table:table-cell>
          <table:table-cell office:value-type="float" office:value="0.186697600060804" calcext:value-type="float">
            <text:p>0.1866976001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0564085331974718" calcext:value-type="float">
            <text:p>0.0564085332</text:p>
          </table:table-cell>
          <table:table-cell office:value-type="float" office:value="0.184496979876647" calcext:value-type="float">
            <text:p>0.1844969799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0637948968338356" calcext:value-type="float">
            <text:p>0.0637948968</text:p>
          </table:table-cell>
          <table:table-cell office:value-type="float" office:value="0.186697600060804" calcext:value-type="float">
            <text:p>0.1866976001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113772867624434" calcext:value-type="float">
            <text:p>0.1137728676</text:p>
          </table:table-cell>
          <table:table-cell office:value-type="float" office:value="0.186697600060804" calcext:value-type="float">
            <text:p>0.1866976001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147818836338349" calcext:value-type="float">
            <text:p>0.1478188363</text:p>
          </table:table-cell>
          <table:table-cell office:value-type="float" office:value="0.207447292883339" calcext:value-type="float">
            <text:p>0.2074472929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106408533197472" calcext:value-type="float">
            <text:p>0.1064085332</text:p>
          </table:table-cell>
          <table:table-cell office:value-type="float" office:value="0.186697600060804" calcext:value-type="float">
            <text:p>0.1866976001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113794896833836" calcext:value-type="float">
            <text:p>0.1137948968</text:p>
          </table:table-cell>
          <table:table-cell office:value-type="float" office:value="0.207447292883339" calcext:value-type="float">
            <text:p>0.2074472929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163772867624434" calcext:value-type="float">
            <text:p>0.1637728676</text:p>
          </table:table-cell>
          <table:table-cell office:value-type="float" office:value="0.207447292883339" calcext:value-type="float">
            <text:p>0.2074472929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197818836338349" calcext:value-type="float">
            <text:p>0.1978188363</text:p>
          </table:table-cell>
          <table:table-cell office:value-type="float" office:value="0.282735327862721" calcext:value-type="float">
            <text:p>0.2827353279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156408533197472" calcext:value-type="float">
            <text:p>0.1564085332</text:p>
          </table:table-cell>
          <table:table-cell office:value-type="float" office:value="0.207447292883339" calcext:value-type="float">
            <text:p>0.2074472929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163794896833836" calcext:value-type="float">
            <text:p>0.1637948968</text:p>
          </table:table-cell>
          <table:table-cell office:value-type="float" office:value="0.28273532786272" calcext:value-type="float">
            <text:p>0.2827353279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213772867624434" calcext:value-type="float">
            <text:p>0.2137728676</text:p>
          </table:table-cell>
          <table:table-cell office:value-type="float" office:value="0.28273532786272" calcext:value-type="float">
            <text:p>0.2827353279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247818836338349" calcext:value-type="float">
            <text:p>0.2478188363</text:p>
          </table:table-cell>
          <table:table-cell office:value-type="float" office:value="0.422791920512914" calcext:value-type="float">
            <text:p>0.4227919205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206408533197472" calcext:value-type="float">
            <text:p>0.2064085332</text:p>
          </table:table-cell>
          <table:table-cell office:value-type="float" office:value="0.28273532786272" calcext:value-type="float">
            <text:p>0.2827353279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213794896833836" calcext:value-type="float">
            <text:p>0.2137948968</text:p>
          </table:table-cell>
          <table:table-cell office:value-type="float" office:value="0.422791920512914" calcext:value-type="float">
            <text:p>0.4227919205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263772867624434" calcext:value-type="float">
            <text:p>0.2637728676</text:p>
          </table:table-cell>
          <table:table-cell office:value-type="float" office:value="0.422791920512914" calcext:value-type="float">
            <text:p>0.4227919205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297818836338349" calcext:value-type="float">
            <text:p>0.2978188363</text:p>
          </table:table-cell>
          <table:table-cell office:value-type="float" office:value="0.553668003377691" calcext:value-type="float">
            <text:p>0.5536680034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256408533197472" calcext:value-type="float">
            <text:p>0.2564085332</text:p>
          </table:table-cell>
          <table:table-cell office:value-type="float" office:value="0.422791920512914" calcext:value-type="float">
            <text:p>0.4227919205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263794896833836" calcext:value-type="float">
            <text:p>0.2637948968</text:p>
          </table:table-cell>
          <table:table-cell office:value-type="float" office:value="0.553668003377691" calcext:value-type="float">
            <text:p>0.5536680034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313772867624434" calcext:value-type="float">
            <text:p>0.3137728676</text:p>
          </table:table-cell>
          <table:table-cell office:value-type="float" office:value="0.553668003377691" calcext:value-type="float">
            <text:p>0.5536680034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347818836338349" calcext:value-type="float">
            <text:p>0.3478188363</text:p>
          </table:table-cell>
          <table:table-cell office:value-type="float" office:value="0.638818321039115" calcext:value-type="float">
            <text:p>0.638818321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306408533197472" calcext:value-type="float">
            <text:p>0.3064085332</text:p>
          </table:table-cell>
          <table:table-cell office:value-type="float" office:value="0.553668003377691" calcext:value-type="float">
            <text:p>0.5536680034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313794896833836" calcext:value-type="float">
            <text:p>0.3137948968</text:p>
          </table:table-cell>
          <table:table-cell office:value-type="float" office:value="0.638818321039115" calcext:value-type="float">
            <text:p>0.638818321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363772867624434" calcext:value-type="float">
            <text:p>0.3637728676</text:p>
          </table:table-cell>
          <table:table-cell office:value-type="float" office:value="0.638818321039115" calcext:value-type="float">
            <text:p>0.638818321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397818836338349" calcext:value-type="float">
            <text:p>0.3978188363</text:p>
          </table:table-cell>
          <table:table-cell office:value-type="float" office:value="0.690943006305643" calcext:value-type="float">
            <text:p>0.6909430063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356408533197472" calcext:value-type="float">
            <text:p>0.3564085332</text:p>
          </table:table-cell>
          <table:table-cell office:value-type="float" office:value="0.638818321039115" calcext:value-type="float">
            <text:p>0.638818321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363794896833836" calcext:value-type="float">
            <text:p>0.3637948968</text:p>
          </table:table-cell>
          <table:table-cell office:value-type="float" office:value="0.690943006305643" calcext:value-type="float">
            <text:p>0.6909430063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413772867624434" calcext:value-type="float">
            <text:p>0.4137728676</text:p>
          </table:table-cell>
          <table:table-cell office:value-type="float" office:value="0.690943006305643" calcext:value-type="float">
            <text:p>0.6909430063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447818836338349" calcext:value-type="float">
            <text:p>0.4478188363</text:p>
          </table:table-cell>
          <table:table-cell office:value-type="float" office:value="0.724258541704534" calcext:value-type="float">
            <text:p>0.7242585417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406408533197472" calcext:value-type="float">
            <text:p>0.4064085332</text:p>
          </table:table-cell>
          <table:table-cell office:value-type="float" office:value="0.690943006305643" calcext:value-type="float">
            <text:p>0.6909430063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413794896833836" calcext:value-type="float">
            <text:p>0.4137948968</text:p>
          </table:table-cell>
          <table:table-cell office:value-type="float" office:value="0.724258541704534" calcext:value-type="float">
            <text:p>0.7242585417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463772867624434" calcext:value-type="float">
            <text:p>0.4637728676</text:p>
          </table:table-cell>
          <table:table-cell office:value-type="float" office:value="0.724258541704534" calcext:value-type="float">
            <text:p>0.7242585417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497818836338349" calcext:value-type="float">
            <text:p>0.4978188363</text:p>
          </table:table-cell>
          <table:table-cell office:value-type="float" office:value="0.746870453686141" calcext:value-type="float">
            <text:p>0.7468704537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456408533197472" calcext:value-type="float">
            <text:p>0.4564085332</text:p>
          </table:table-cell>
          <table:table-cell office:value-type="float" office:value="0.724258541704534" calcext:value-type="float">
            <text:p>0.7242585417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463794896833836" calcext:value-type="float">
            <text:p>0.4637948968</text:p>
          </table:table-cell>
          <table:table-cell office:value-type="float" office:value="0.746870453686141" calcext:value-type="float">
            <text:p>0.7468704537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513772867624434" calcext:value-type="float">
            <text:p>0.5137728676</text:p>
          </table:table-cell>
          <table:table-cell office:value-type="float" office:value="0.746870453686141" calcext:value-type="float">
            <text:p>0.7468704537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547818836338349" calcext:value-type="float">
            <text:p>0.5478188363</text:p>
          </table:table-cell>
          <table:table-cell office:value-type="float" office:value="0.763034723143656" calcext:value-type="float">
            <text:p>0.7630347231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506408533197472" calcext:value-type="float">
            <text:p>0.5064085332</text:p>
          </table:table-cell>
          <table:table-cell office:value-type="float" office:value="0.746870453686141" calcext:value-type="float">
            <text:p>0.7468704537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513794896833836" calcext:value-type="float">
            <text:p>0.5137948968</text:p>
          </table:table-cell>
          <table:table-cell office:value-type="float" office:value="0.763034723143656" calcext:value-type="float">
            <text:p>0.7630347231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563772867624434" calcext:value-type="float">
            <text:p>0.5637728676</text:p>
          </table:table-cell>
          <table:table-cell office:value-type="float" office:value="0.763034723143656" calcext:value-type="float">
            <text:p>0.7630347231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597818836338349" calcext:value-type="float">
            <text:p>0.5978188363</text:p>
          </table:table-cell>
          <table:table-cell office:value-type="float" office:value="0.775124563084262" calcext:value-type="float">
            <text:p>0.7751245631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556408533197472" calcext:value-type="float">
            <text:p>0.5564085332</text:p>
          </table:table-cell>
          <table:table-cell office:value-type="float" office:value="0.763034723143656" calcext:value-type="float">
            <text:p>0.7630347231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563794896833836" calcext:value-type="float">
            <text:p>0.5637948968</text:p>
          </table:table-cell>
          <table:table-cell office:value-type="float" office:value="0.775124563084262" calcext:value-type="float">
            <text:p>0.7751245631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613772867624434" calcext:value-type="float">
            <text:p>0.6137728676</text:p>
          </table:table-cell>
          <table:table-cell office:value-type="float" office:value="0.775124563084262" calcext:value-type="float">
            <text:p>0.7751245631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647818836338349" calcext:value-type="float">
            <text:p>0.6478188363</text:p>
          </table:table-cell>
          <table:table-cell office:value-type="float" office:value="0.784490958636766" calcext:value-type="float">
            <text:p>0.7844909586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606408533197472" calcext:value-type="float">
            <text:p>0.6064085332</text:p>
          </table:table-cell>
          <table:table-cell office:value-type="float" office:value="0.775124563084262" calcext:value-type="float">
            <text:p>0.7751245631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613794896833836" calcext:value-type="float">
            <text:p>0.6137948968</text:p>
          </table:table-cell>
          <table:table-cell office:value-type="float" office:value="0.784490958636766" calcext:value-type="float">
            <text:p>0.7844909586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663772867624434" calcext:value-type="float">
            <text:p>0.6637728676</text:p>
          </table:table-cell>
          <table:table-cell office:value-type="float" office:value="0.784490958636766" calcext:value-type="float">
            <text:p>0.7844909586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697818836338349" calcext:value-type="float">
            <text:p>0.6978188363</text:p>
          </table:table-cell>
          <table:table-cell office:value-type="float" office:value="0.791958548560794" calcext:value-type="float">
            <text:p>0.7919585486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656408533197472" calcext:value-type="float">
            <text:p>0.6564085332</text:p>
          </table:table-cell>
          <table:table-cell office:value-type="float" office:value="0.784490958636766" calcext:value-type="float">
            <text:p>0.7844909586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663794896833836" calcext:value-type="float">
            <text:p>0.6637948968</text:p>
          </table:table-cell>
          <table:table-cell office:value-type="float" office:value="0.791958548560794" calcext:value-type="float">
            <text:p>0.7919585486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713772867624434" calcext:value-type="float">
            <text:p>0.7137728676</text:p>
          </table:table-cell>
          <table:table-cell office:value-type="float" office:value="0.791958548560794" calcext:value-type="float">
            <text:p>0.7919585486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747818836338349" calcext:value-type="float">
            <text:p>0.7478188363</text:p>
          </table:table-cell>
          <table:table-cell office:value-type="float" office:value="0.798054004070971" calcext:value-type="float">
            <text:p>0.7980540041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706408533197472" calcext:value-type="float">
            <text:p>0.7064085332</text:p>
          </table:table-cell>
          <table:table-cell office:value-type="float" office:value="0.791958548560794" calcext:value-type="float">
            <text:p>0.7919585486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713794896833836" calcext:value-type="float">
            <text:p>0.7137948968</text:p>
          </table:table-cell>
          <table:table-cell office:value-type="float" office:value="0.798054004070971" calcext:value-type="float">
            <text:p>0.7980540041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763772867624434" calcext:value-type="float">
            <text:p>0.7637728676</text:p>
          </table:table-cell>
          <table:table-cell office:value-type="float" office:value="0.798054004070971" calcext:value-type="float">
            <text:p>0.7980540041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797818836338349" calcext:value-type="float">
            <text:p>0.7978188363</text:p>
          </table:table-cell>
          <table:table-cell office:value-type="float" office:value="0.803139140352589" calcext:value-type="float">
            <text:p>0.8031391404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756408533197472" calcext:value-type="float">
            <text:p>0.7564085332</text:p>
          </table:table-cell>
          <table:table-cell office:value-type="float" office:value="0.798054004070971" calcext:value-type="float">
            <text:p>0.7980540041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763794896833836" calcext:value-type="float">
            <text:p>0.7637948968</text:p>
          </table:table-cell>
          <table:table-cell office:value-type="float" office:value="0.803139140352589" calcext:value-type="float">
            <text:p>0.8031391404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813772867624434" calcext:value-type="float">
            <text:p>0.8137728676</text:p>
          </table:table-cell>
          <table:table-cell office:value-type="float" office:value="0.803139140352589" calcext:value-type="float">
            <text:p>0.8031391404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847818836338349" calcext:value-type="float">
            <text:p>0.8478188363</text:p>
          </table:table-cell>
          <table:table-cell office:value-type="float" office:value="0.807424668377885" calcext:value-type="float">
            <text:p>0.8074246684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806408533197472" calcext:value-type="float">
            <text:p>0.8064085332</text:p>
          </table:table-cell>
          <table:table-cell office:value-type="float" office:value="0.803139140352589" calcext:value-type="float">
            <text:p>0.8031391404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813794896833836" calcext:value-type="float">
            <text:p>0.8137948968</text:p>
          </table:table-cell>
          <table:table-cell office:value-type="float" office:value="0.807424668377885" calcext:value-type="float">
            <text:p>0.8074246684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863772867624434" calcext:value-type="float">
            <text:p>0.8637728676</text:p>
          </table:table-cell>
          <table:table-cell office:value-type="float" office:value="0.807424668377885" calcext:value-type="float">
            <text:p>0.8074246684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897818836338349" calcext:value-type="float">
            <text:p>0.8978188363</text:p>
          </table:table-cell>
          <table:table-cell office:value-type="float" office:value="0.811103701948922" calcext:value-type="float">
            <text:p>0.8111037019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856408533197472" calcext:value-type="float">
            <text:p>0.8564085332</text:p>
          </table:table-cell>
          <table:table-cell office:value-type="float" office:value="0.807424668377885" calcext:value-type="float">
            <text:p>0.8074246684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863794896833836" calcext:value-type="float">
            <text:p>0.8637948968</text:p>
          </table:table-cell>
          <table:table-cell office:value-type="float" office:value="0.811103701948922" calcext:value-type="float">
            <text:p>0.8111037019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913772867624434" calcext:value-type="float">
            <text:p>0.9137728676</text:p>
          </table:table-cell>
          <table:table-cell office:value-type="float" office:value="0.811103701948922" calcext:value-type="float">
            <text:p>0.8111037019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947818836338349" calcext:value-type="float">
            <text:p>0.9478188363</text:p>
          </table:table-cell>
          <table:table-cell office:value-type="float" office:value="0.814298470763721" calcext:value-type="float">
            <text:p>0.8142984708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906408533197472" calcext:value-type="float">
            <text:p>0.9064085332</text:p>
          </table:table-cell>
          <table:table-cell office:value-type="float" office:value="0.811103701948922" calcext:value-type="float">
            <text:p>0.8111037019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913794896833836" calcext:value-type="float">
            <text:p>0.9137948968</text:p>
          </table:table-cell>
          <table:table-cell office:value-type="float" office:value="0.814298470763721" calcext:value-type="float">
            <text:p>0.8142984708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0.963772867624434" calcext:value-type="float">
            <text:p>0.9637728676</text:p>
          </table:table-cell>
          <table:table-cell office:value-type="float" office:value="0.814298470763721" calcext:value-type="float">
            <text:p>0.8142984708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0.997818836338349" calcext:value-type="float">
            <text:p>0.9978188363</text:p>
          </table:table-cell>
          <table:table-cell office:value-type="float" office:value="0.817100606441342" calcext:value-type="float">
            <text:p>0.8171006064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0.956408533197472" calcext:value-type="float">
            <text:p>0.9564085332</text:p>
          </table:table-cell>
          <table:table-cell office:value-type="float" office:value="0.814298470763721" calcext:value-type="float">
            <text:p>0.8142984708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0.963794896833836" calcext:value-type="float">
            <text:p>0.9637948968</text:p>
          </table:table-cell>
          <table:table-cell office:value-type="float" office:value="0.817100606441342" calcext:value-type="float">
            <text:p>0.8171006064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01377286762443" calcext:value-type="float">
            <text:p>1.0137728676</text:p>
          </table:table-cell>
          <table:table-cell office:value-type="float" office:value="0.817100606441342" calcext:value-type="float">
            <text:p>0.8171006064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04781883633835" calcext:value-type="float">
            <text:p>1.0478188363</text:p>
          </table:table-cell>
          <table:table-cell office:value-type="float" office:value="0.8195800114677" calcext:value-type="float">
            <text:p>0.8195800115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00640853319747" calcext:value-type="float">
            <text:p>1.0064085332</text:p>
          </table:table-cell>
          <table:table-cell office:value-type="float" office:value="0.817100606441342" calcext:value-type="float">
            <text:p>0.8171006064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01379489683384" calcext:value-type="float">
            <text:p>1.0137948968</text:p>
          </table:table-cell>
          <table:table-cell office:value-type="float" office:value="0.8195800114677" calcext:value-type="float">
            <text:p>0.8195800115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06377286762443" calcext:value-type="float">
            <text:p>1.0637728676</text:p>
          </table:table-cell>
          <table:table-cell office:value-type="float" office:value="0.8195800114677" calcext:value-type="float">
            <text:p>0.8195800115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09781883633835" calcext:value-type="float">
            <text:p>1.0978188363</text:p>
          </table:table-cell>
          <table:table-cell office:value-type="float" office:value="0.82179087038224" calcext:value-type="float">
            <text:p>0.8217908704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05640853319747" calcext:value-type="float">
            <text:p>1.0564085332</text:p>
          </table:table-cell>
          <table:table-cell office:value-type="float" office:value="0.8195800114677" calcext:value-type="float">
            <text:p>0.8195800115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06379489683384" calcext:value-type="float">
            <text:p>1.0637948968</text:p>
          </table:table-cell>
          <table:table-cell office:value-type="float" office:value="0.82179087038224" calcext:value-type="float">
            <text:p>0.8217908704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11377286762443" calcext:value-type="float">
            <text:p>1.1137728676</text:p>
          </table:table-cell>
          <table:table-cell office:value-type="float" office:value="0.82179087038224" calcext:value-type="float">
            <text:p>0.8217908704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14781883633835" calcext:value-type="float">
            <text:p>1.1478188363</text:p>
          </table:table-cell>
          <table:table-cell office:value-type="float" office:value="0.823775800934356" calcext:value-type="float">
            <text:p>0.8237758009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10640853319747" calcext:value-type="float">
            <text:p>1.1064085332</text:p>
          </table:table-cell>
          <table:table-cell office:value-type="float" office:value="0.82179087038224" calcext:value-type="float">
            <text:p>0.8217908704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11379489683384" calcext:value-type="float">
            <text:p>1.1137948968</text:p>
          </table:table-cell>
          <table:table-cell office:value-type="float" office:value="0.823775800934356" calcext:value-type="float">
            <text:p>0.8237758009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16377286762443" calcext:value-type="float">
            <text:p>1.1637728676</text:p>
          </table:table-cell>
          <table:table-cell office:value-type="float" office:value="0.823775800934356" calcext:value-type="float">
            <text:p>0.8237758009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19781883633835" calcext:value-type="float">
            <text:p>1.1978188363</text:p>
          </table:table-cell>
          <table:table-cell office:value-type="float" office:value="0.825568772016831" calcext:value-type="float">
            <text:p>0.825568772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15640853319747" calcext:value-type="float">
            <text:p>1.1564085332</text:p>
          </table:table-cell>
          <table:table-cell office:value-type="float" office:value="0.823775800934356" calcext:value-type="float">
            <text:p>0.8237758009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16379489683384" calcext:value-type="float">
            <text:p>1.1637948968</text:p>
          </table:table-cell>
          <table:table-cell office:value-type="float" office:value="0.825568772016831" calcext:value-type="float">
            <text:p>0.825568772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21377286762443" calcext:value-type="float">
            <text:p>1.2137728676</text:p>
          </table:table-cell>
          <table:table-cell office:value-type="float" office:value="0.825568772016831" calcext:value-type="float">
            <text:p>0.825568772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24781883633835" calcext:value-type="float">
            <text:p>1.2478188363</text:p>
          </table:table-cell>
          <table:table-cell office:value-type="float" office:value="0.827203154822298" calcext:value-type="float">
            <text:p>0.8272031548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20640853319747" calcext:value-type="float">
            <text:p>1.2064085332</text:p>
          </table:table-cell>
          <table:table-cell office:value-type="float" office:value="0.825568772016831" calcext:value-type="float">
            <text:p>0.825568772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21379489683384" calcext:value-type="float">
            <text:p>1.2137948968</text:p>
          </table:table-cell>
          <table:table-cell office:value-type="float" office:value="0.827203154822298" calcext:value-type="float">
            <text:p>0.8272031548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26377286762443" calcext:value-type="float">
            <text:p>1.2637728676</text:p>
          </table:table-cell>
          <table:table-cell office:value-type="float" office:value="0.827203154822298" calcext:value-type="float">
            <text:p>0.8272031548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29781883633835" calcext:value-type="float">
            <text:p>1.2978188363</text:p>
          </table:table-cell>
          <table:table-cell office:value-type="float" office:value="0.828685650539074" calcext:value-type="float">
            <text:p>0.8286856505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25640853319747" calcext:value-type="float">
            <text:p>1.2564085332</text:p>
          </table:table-cell>
          <table:table-cell office:value-type="float" office:value="0.827203154822298" calcext:value-type="float">
            <text:p>0.8272031548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26379489683384" calcext:value-type="float">
            <text:p>1.2637948968</text:p>
          </table:table-cell>
          <table:table-cell office:value-type="float" office:value="0.828685650539074" calcext:value-type="float">
            <text:p>0.8286856505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31377286762443" calcext:value-type="float">
            <text:p>1.3137728676</text:p>
          </table:table-cell>
          <table:table-cell office:value-type="float" office:value="0.828685650539074" calcext:value-type="float">
            <text:p>0.8286856505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34781883633835" calcext:value-type="float">
            <text:p>1.3478188363</text:p>
          </table:table-cell>
          <table:table-cell office:value-type="float" office:value="0.830046516007618" calcext:value-type="float">
            <text:p>0.830046516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30640853319747" calcext:value-type="float">
            <text:p>1.3064085332</text:p>
          </table:table-cell>
          <table:table-cell office:value-type="float" office:value="0.828685650539074" calcext:value-type="float">
            <text:p>0.8286856505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31379489683384" calcext:value-type="float">
            <text:p>1.3137948968</text:p>
          </table:table-cell>
          <table:table-cell office:value-type="float" office:value="0.830046516007618" calcext:value-type="float">
            <text:p>0.830046516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36377286762443" calcext:value-type="float">
            <text:p>1.3637728676</text:p>
          </table:table-cell>
          <table:table-cell office:value-type="float" office:value="0.830046516007618" calcext:value-type="float">
            <text:p>0.830046516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39781883633835" calcext:value-type="float">
            <text:p>1.3978188363</text:p>
          </table:table-cell>
          <table:table-cell office:value-type="float" office:value="0.831299973582832" calcext:value-type="float">
            <text:p>0.8312999736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35640853319747" calcext:value-type="float">
            <text:p>1.3564085332</text:p>
          </table:table-cell>
          <table:table-cell office:value-type="float" office:value="0.830046516007618" calcext:value-type="float">
            <text:p>0.830046516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36379489683384" calcext:value-type="float">
            <text:p>1.3637948968</text:p>
          </table:table-cell>
          <table:table-cell office:value-type="float" office:value="0.831299973582832" calcext:value-type="float">
            <text:p>0.8312999736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41377286762443" calcext:value-type="float">
            <text:p>1.4137728676</text:p>
          </table:table-cell>
          <table:table-cell office:value-type="float" office:value="0.831299973582832" calcext:value-type="float">
            <text:p>0.8312999736</text:p>
          </table:table-cell>
          <table:table-cell office:value-type="float" office:value="-1.14622713237557" calcext:value-type="float">
            <text:p>-1.1462271324</text:p>
          </table:table-cell>
          <table:table-cell table:number-columns-repeated="2"/>
          <table:table-cell office:value-type="float" office:value="1.44781883633835" calcext:value-type="float">
            <text:p>1.4478188363</text:p>
          </table:table-cell>
          <table:table-cell office:value-type="float" office:value="0.832458248179203" calcext:value-type="float">
            <text:p>0.8324582482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40640853319747" calcext:value-type="float">
            <text:p>1.4064085332</text:p>
          </table:table-cell>
          <table:table-cell office:value-type="float" office:value="0.831299973582832" calcext:value-type="float">
            <text:p>0.8312999736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41379489683384" calcext:value-type="float">
            <text:p>1.4137948968</text:p>
          </table:table-cell>
          <table:table-cell office:value-type="float" office:value="0.832458248179203" calcext:value-type="float">
            <text:p>0.8324582482</text:p>
          </table:table-cell>
          <table:table-cell office:value-type="float" office:value="-1.19620510316616" calcext:value-type="float">
            <text:p>-1.1962051032</text:p>
          </table:table-cell>
        </table:table-row>
        <table:table-row table:style-name="ro1">
          <table:table-cell/>
          <table:table-cell office:value-type="float" office:value="1.46377286762443" calcext:value-type="float">
            <text:p>1.4637728676</text:p>
          </table:table-cell>
          <table:table-cell office:value-type="float" office:value="0.832458248179203" calcext:value-type="float">
            <text:p>0.8324582482</text:p>
          </table:table-cell>
          <table:table-cell table:number-columns-repeated="3"/>
          <table:table-cell office:value-type="float" office:value="1.49781883633835" calcext:value-type="float">
            <text:p>1.4978188363</text:p>
          </table:table-cell>
          <table:table-cell office:value-type="float" office:value="0.833532073625594" calcext:value-type="float">
            <text:p>0.8335320736</text:p>
          </table:table-cell>
          <table:table-cell office:value-type="float" office:value="-1.16218116366165" calcext:value-type="float">
            <text:p>-1.1621811637</text:p>
          </table:table-cell>
          <table:table-cell table:number-columns-repeated="2"/>
          <table:table-cell office:value-type="float" office:value="1.45640853319747" calcext:value-type="float">
            <text:p>1.4564085332</text:p>
          </table:table-cell>
          <table:table-cell office:value-type="float" office:value="0.832458248179203" calcext:value-type="float">
            <text:p>0.8324582482</text:p>
          </table:table-cell>
          <table:table-cell office:value-type="float" office:value="-1.15359146680253" calcext:value-type="float">
            <text:p>-1.1535914668</text:p>
          </table:table-cell>
          <table:table-cell table:number-columns-repeated="2"/>
          <table:table-cell office:value-type="float" office:value="1.46379489683384" calcext:value-type="float">
            <text:p>1.4637948968</text:p>
          </table:table-cell>
          <table:table-cell office:value-type="float" office:value="0.833532073625594" calcext:value-type="float">
            <text:p>0.8335320736</text:p>
          </table:table-cell>
          <table:table-cell office:value-type="float" office:value="-1.19620510316616" calcext:value-type="float">
            <text:p>-1.1962051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1:55:42.070954836</meta:creation-date>
    <dc:date>2019-06-08T14:20:33.898833832</dc:date>
    <meta:editing-duration>PT2H4M31S</meta:editing-duration>
    <meta:editing-cycles>1</meta:editing-cycles>
    <meta:document-statistic meta:table-count="1" meta:cell-count="359" meta:object-count="0"/>
    <meta:generator>LibreOffice/5.1.6.2$Linux_X86_64 LibreOffice_project/10m0$Build-2</meta:generator>
  </office:meta>
</office:document-meta>
</file>